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roadmap will act as:</text:p>
      <text:list text:style-name="L1">
        <text:list-item>
          <text:p text:style-name="P1">a <text:span text:style-name="Strong_20_Emphasis">long-term architectural compass</text:span>,</text:p>
        </text:list-item>
        <text:list-item>
          <text:p text:style-name="P1">a <text:span text:style-name="Strong_20_Emphasis">phased technical plan</text:span>,</text:p>
        </text:list-item>
        <text:list-item>
          <text:p text:style-name="P1">a <text:span text:style-name="Strong_20_Emphasis">decision-making reference</text:span>,</text:p>
        </text:list-item>
        <text:list-item>
          <text:p text:style-name="P1">and an <text:span text:style-name="Strong_20_Emphasis">adaptive transformation outline</text:span> for your entire DataVisualiser system.</text:p>
        </text:list-item>
      </text:list>
      <text:p text:style-name="Text_20_body">It stays flexible and can be updated at any phase.</text:p>
      <text:p text:style-name="Text_20_body">Here is the locked-in roadmap derived from our discussion — <text:span text:style-name="Strong_20_Emphasis">Version 1.0</text:span>:</text:p>
      <text:p text:style-name="Horizontal_20_Line"/>
      <text:h text:style-name="Heading_20_1" text:outline-level="1">📘 <text:span text:style-name="Strong_20_Emphasis">DataVisualiser Technical Roadmap (v1.0)</text:span></text:h>
      <text:p text:style-name="Text_20_body"><text:span text:style-name="Emphasis">(Flexible, evolving; maintained throughout all future phases.)</text:span></text:p>
      <text:h text:style-name="Heading_20_2" text:outline-level="2"><text:span text:style-name="Strong_20_Emphasis">Phase 6 — Stabilization &amp; Architectural Baseline (Current Phase)</text:span></text:h>
      <text:p text:style-name="Text_20_body"><text:span text:style-name="Strong_20_Emphasis">Goal:</text:span> Make the system correct, consistent, and predictable.<text:line-break/>Focus areas:</text:p>
      <text:list text:style-name="L2">
        <text:list-item>
          <text:p text:style-name="P2">UI/VM separation and invariant enforcement</text:p>
        </text:list-item>
        <text:list-item>
          <text:p text:style-name="P2">Unified chart update pipeline</text:p>
        </text:list-item>
        <text:list-item>
          <text:p text:style-name="P2">Weekly distribution refactor</text:p>
        </text:list-item>
        <text:list-item>
          <text:p text:style-name="P2">DataFetcher hardening</text:p>
        </text:list-item>
        <text:list-item>
          <text:p text:style-name="P2">Error contract cleanup</text:p>
        </text:list-item>
        <text:list-item>
          <text:p text:style-name="P2">MathHelper partitioning (light-touch)</text:p>
        </text:list-item>
        <text:list-item>
          <text:p text:style-name="P2">Rendering consistency / no half-states</text:p>
        </text:list-item>
      </text:list>
      <text:p text:style-name="Text_20_body">Outcomes:</text:p>
      <text:list text:style-name="L3">
        <text:list-item>
          <text:p text:style-name="P3">A stable base that supports modularity and future DI/container work.</text:p>
        </text:list-item>
      </text:list>
      <text:p text:style-name="Horizontal_20_Line"/>
      <text:h text:style-name="Heading_20_2" text:outline-level="2"><text:span text:style-name="Strong_20_Emphasis">Phase 7 — Modularisation + Dependency Injection</text:span></text:h>
      <text:p text:style-name="Text_20_body"><text:span text:style-name="Strong_20_Emphasis">Goal:</text:span> Break the monolith into composable modules.</text:p>
      <text:list text:style-name="L4">
        <text:list-item>
          <text:p text:style-name="P4">Introduce DI container</text:p>
        </text:list-item>
        <text:list-item>
          <text:p text:style-name="P4">Move services into module boundaries:</text:p>
          <text:list>
            <text:list-item>
              <text:p text:style-name="P4"><text:soft-page-break/>Data module</text:p>
            </text:list-item>
            <text:list-item>
              <text:p text:style-name="P4">Computation module</text:p>
            </text:list-item>
            <text:list-item>
              <text:p text:style-name="P4">Rendering module</text:p>
            </text:list-item>
            <text:list-item>
              <text:p text:style-name="P4">UI module</text:p>
            </text:list-item>
          </text:list>
        </text:list-item>
        <text:list-item>
          <text:p text:style-name="P4">Abstract away static/global logic</text:p>
        </text:list-item>
        <text:list-item>
          <text:p text:style-name="P4">Enable testable components</text:p>
        </text:list-item>
      </text:list>
      <text:p text:style-name="Horizontal_20_Line"/>
      <text:h text:style-name="Heading_20_2" text:outline-level="2"><text:span text:style-name="Strong_20_Emphasis">Phase 8 — Math Engine Decomposition</text:span></text:h>
      <text:p text:style-name="Text_20_body"><text:span text:style-name="Strong_20_Emphasis">Goal:</text:span> Replace procedural math with injectable computation engines.</text:p>
      <text:p text:style-name="Text_20_body">Split into:</text:p>
      <text:list text:style-name="L5">
        <text:list-item>
          <text:p text:style-name="P5">TimeAxisEngine</text:p>
        </text:list-item>
        <text:list-item>
          <text:p text:style-name="P5">SmoothingEngine</text:p>
        </text:list-item>
        <text:list-item>
          <text:p text:style-name="P5">NormalisationEngine</text:p>
        </text:list-item>
        <text:list-item>
          <text:p text:style-name="P5">IntervalEngine</text:p>
        </text:list-item>
      </text:list>
      <text:p text:style-name="Text_20_body">Outcomes:</text:p>
      <text:list text:style-name="L6">
        <text:list-item>
          <text:p text:style-name="P6">Strategy functions become cleaner and more expressive</text:p>
        </text:list-item>
        <text:list-item>
          <text:p text:style-name="P6">Math operations become testable and swappable</text:p>
        </text:list-item>
      </text:list>
      <text:p text:style-name="Horizontal_20_Line"/>
      <text:h text:style-name="Heading_20_2" text:outline-level="2"><text:span text:style-name="Strong_20_Emphasis">Phase 9 — Renderer Abstraction Layer</text:span></text:h>
      <text:p text:style-name="Text_20_body"><text:span text:style-name="Strong_20_Emphasis">Goal:</text:span> Cleanly separate chart preparation from chart framework implementation.</text:p>
      <text:p text:style-name="Text_20_body">Create:</text:p>
      <text:list text:style-name="L7">
        <text:list-item>
          <text:p text:style-name="P7"><text:span text:style-name="Source_20_Text">IChartRenderer</text:span></text:p>
        </text:list-item>
        <text:list-item>
          <text:p text:style-name="P7"><text:span text:style-name="Source_20_Text">IRenderModel</text:span> → RendererMapping</text:p>
        </text:list-item>
        <text:list-item>
          <text:p text:style-name="P7">LiveCharts as the default implementation</text:p>
        </text:list-item>
      </text:list>
      <text:p text:style-name="Text_20_body">Benefits:</text:p>
      <text:list text:style-name="L8">
        <text:list-item>
          <text:p text:style-name="P8">Allows unit testing render models</text:p>
        </text:list-item>
        <text:list-item>
          <text:p text:style-name="P8">Future support for OxyPlot, ScottPlot, WPF-native rendering</text:p>
        </text:list-item>
      </text:list>
      <text:p text:style-name="Horizontal_20_Line"/>
      <text:h text:style-name="Heading_20_2" text:outline-level="2"><text:soft-page-break/><text:span text:style-name="Strong_20_Emphasis">Phase 10 — Data Layer Transformation</text:span></text:h>
      <text:p text:style-name="Text_20_body"><text:span text:style-name="Strong_20_Emphasis">Goal:</text:span> Introduce a proper repository pattern.</text:p>
      <text:p text:style-name="Text_20_body">Steps:</text:p>
      <text:list text:style-name="L9">
        <text:list-item>
          <text:p text:style-name="P9">Replace Dapper calls with repository interfaces</text:p>
        </text:list-item>
        <text:list-item>
          <text:p text:style-name="P9">Introduce IDbConnectionFactory</text:p>
        </text:list-item>
        <text:list-item>
          <text:p text:style-name="P9">Parameterized, safe SQL generation design</text:p>
        </text:list-item>
        <text:list-item>
          <text:p text:style-name="P9">Potential SQLite snapshot mode for offline use</text:p>
        </text:list-item>
      </text:list>
      <text:p text:style-name="Horizontal_20_Line"/>
      <text:h text:style-name="Heading_20_2" text:outline-level="2"><text:span text:style-name="Strong_20_Emphasis">Phase 11 — Advanced Analytical Layer</text:span></text:h>
      <text:p text:style-name="Text_20_body"><text:span text:style-name="Strong_20_Emphasis">Goal:</text:span> Expand the system’s analytical power.</text:p>
      <text:p text:style-name="Text_20_body">Add:</text:p>
      <text:list text:style-name="L10">
        <text:list-item>
          <text:p text:style-name="P10">Derived metrics</text:p>
        </text:list-item>
        <text:list-item>
          <text:p text:style-name="P10">Rolling statistics</text:p>
        </text:list-item>
        <text:list-item>
          <text:p text:style-name="P10">Forecasting</text:p>
        </text:list-item>
        <text:list-item>
          <text:p text:style-name="P10">Anomaly detection</text:p>
        </text:list-item>
        <text:list-item>
          <text:p text:style-name="P10">Trend decomposition</text:p>
        </text:list-item>
        <text:list-item>
          <text:p text:style-name="P10">Multi-metric overlays</text:p>
        </text:list-item>
      </text:list>
      <text:p text:style-name="Horizontal_20_Line"/>
      <text:h text:style-name="Heading_20_2" text:outline-level="2"><text:span text:style-name="Strong_20_Emphasis">Phase 12 — UI/UX Modernisation</text:span></text:h>
      <text:p text:style-name="Text_20_body"><text:span text:style-name="Strong_20_Emphasis">Goal:</text:span> Elevate the front-end experience.</text:p>
      <text:p text:style-name="Text_20_body">Enhance:</text:p>
      <text:list text:style-name="L11">
        <text:list-item>
          <text:p text:style-name="P11">Clean MVVM bindings everywhere</text:p>
        </text:list-item>
        <text:list-item>
          <text:p text:style-name="P11">No code-behind</text:p>
        </text:list-item>
        <text:list-item>
          <text:p text:style-name="P11">Tabbed chart layouts</text:p>
        </text:list-item>
        <text:list-item>
          <text:p text:style-name="P11">User preference profiles</text:p>
        </text:list-item>
        <text:list-item>
          <text:p text:style-name="P11">Dark/light modes</text:p>
        </text:list-item>
        <text:list-item>
          <text:p text:style-name="P11">Export/Share actions</text:p>
        </text:list-item>
      </text:list>
      <text:p text:style-name="Horizontal_20_Line"/>
      <text:h text:style-name="Heading_20_2" text:outline-level="2"><text:soft-page-break/><text:span text:style-name="Strong_20_Emphasis">Phase 13+ — Extension &amp; Innovation Layer</text:span></text:h>
      <text:p text:style-name="Text_20_body"><text:span text:style-name="Strong_20_Emphasis">Future-focused</text:span> (aligned with your long-term ambitions):</text:p>
      <text:list text:style-name="L12">
        <text:list-item>
          <text:p text:style-name="P12">Plugin architecture</text:p>
        </text:list-item>
        <text:list-item>
          <text:p text:style-name="P12">AI-assisted metric interpretation</text:p>
        </text:list-item>
        <text:list-item>
          <text:p text:style-name="P12">Meta-metric synthesis</text:p>
        </text:list-item>
        <text:list-item>
          <text:p text:style-name="P12">Declarative chart templates</text:p>
        </text:list-item>
        <text:list-item>
          <text:p text:style-name="P12">Fully modular rendering pipelines</text:p>
        </text:list-item>
        <text:list-item>
          <text:p text:style-name="P12">System behaving more like a scientific tool than a dashboard</text:p>
        </text:list-item>
      </text:list>
      <text:p text:style-name="Horizontal_20_Line"/>
      <text:h text:style-name="Heading_20_1" text:outline-level="1">🔁 <text:span text:style-name="Strong_20_Emphasis">Roadmap Maintenance Strategy</text:span></text:h>
      <text:p text:style-name="Text_20_body">To keep the roadmap flexible and authoritative:</text:p>
      <text:h text:style-name="Heading_20_3" text:outline-level="3">1. The roadmap is <text:span text:style-name="Strong_20_Emphasis">always editable</text:span></text:h>
      <text:p text:style-name="Text_20_body">As we uncover new constraints or opportunities, we adjust ordering or add/remove phases.</text:p>
      <text:h text:style-name="Heading_20_3" text:outline-level="3">2. The roadmap is <text:span text:style-name="Strong_20_Emphasis">hierarchical</text:span></text:h>
      <text:p text:style-name="Text_20_body">Each phase reinforces the previous one.<text:line-break/>Dependencies are clear; future phases never contradict earlier invariants.</text:p>
      <text:h text:style-name="Heading_20_3" text:outline-level="3">3. The roadmap is <text:span text:style-name="Strong_20_Emphasis">goal-driven</text:span></text:h>
      <text:p text:style-name="Text_20_body">The end is not “feature completeness”—<text:line-break/>it’s achieving a system that is:</text:p>
      <text:list text:style-name="L13">
        <text:list-item>
          <text:p text:style-name="P13">modular</text:p>
        </text:list-item>
        <text:list-item>
          <text:p text:style-name="P13">testable</text:p>
        </text:list-item>
        <text:list-item>
          <text:p text:style-name="P13">extensible</text:p>
        </text:list-item>
        <text:list-item>
          <text:p text:style-name="P13">mathematically principled</text:p>
        </text:list-item>
        <text:list-item>
          <text:p text:style-name="P13">architecturally correct</text:p>
        </text:list-item>
        <text:list-item>
          <text:p text:style-name="P13">supportable for years</text:p>
        </text:list-item>
      </text:list>
      <text:h text:style-name="Heading_20_3" text:outline-level="3">4. The roadmap is <text:span text:style-name="Strong_20_Emphasis">project-agnostic</text:span></text:h>
      <text:p text:style-name="Text_20_body">Even if requirements shift later, internal structure remains clean because the architecture stays correc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08:17:54.129685800</meta:creation-date>
    <dc:date>2025-12-09T08:17:58.673056500</dc:date>
    <meta:editing-duration>PT5S</meta:editing-duration>
    <meta:editing-cycles>1</meta:editing-cycles>
    <meta:document-statistic meta:table-count="0" meta:image-count="0" meta:object-count="0" meta:page-count="4" meta:paragraph-count="98" meta:word-count="491" meta:character-count="3355" meta:non-whitespace-character-count="3012"/>
    <meta:generator>LibreOffice/25.2.7.2$Windows_X86_64 LibreOffice_project/5cbfd1ab6520636bb5f7b99185aa69bd7456825d</meta:generator>
  </office:meta>
</office:document-meta>
</file>